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0580000001FC088875E.png" manifest:media-type="image/png"/>
  <manifest:file-entry manifest:full-path="Pictures/100002010000032000000198B127F89D.png" manifest:media-type="image/png"/>
  <manifest:file-entry manifest:full-path="Pictures/1000020100000061000000280E4CFF07.png" manifest:media-type="image/png"/>
  <manifest:file-entry manifest:full-path="Pictures/10000201000001CE0000008869BF975A.png" manifest:media-type="image/png"/>
  <manifest:file-entry manifest:full-path="Pictures/10000000000000900000004E4ACA9E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UMing TW2" svg:font-family="'AR PL UMing TW'"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宋體2" svg:font-family="全字庫正宋體" style:font-adornments="標準"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AR PL UMing TW" svg:font-family="'AR PL UMing TW'"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6">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fo:min-height="7.4cm"/>
    </style:style>
    <style:style style:name="pr4" style:family="presentation" style:parent-style-name="資訊未來大自由_5f_內頁-title">
      <style:graphic-properties fo:min-height="1.677cm"/>
    </style:style>
    <style:style style:name="pr5" style:family="presentation" style:parent-style-name="資訊未來大自由_5f_內頁-notes">
      <style:graphic-properties draw:fill-color="#ffffff" fo:min-height="11.427cm"/>
    </style:style>
    <style:style style:name="pr6"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7" style:family="presentation" style:parent-style-name="資訊未來大自由_5f_封底-notes" style:list-style-name="L4">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style:paragraph-properties fo:margin-top="0.159cm" fo:margin-bottom="0cm" fo:line-height="100%"/>
    </style:style>
    <style:style style:name="P8" style:family="paragraph">
      <style:paragraph-properties fo:margin-top="0.159cm" fo:margin-bottom="0cm" fo:line-height="100%"/>
      <style:text-properties style:font-name="思源黑體 TW Regular" fo:font-size="20pt" style:font-name-asian="思源黑體 TW Regular" style:font-size-asian="20pt" style:font-size-complex="20pt"/>
    </style:style>
    <style:style style:name="P9" style:family="paragraph">
      <style:text-properties style:font-name="Liberation Serif" fo:font-size="8pt" style:font-name-asian="Liberation Serif" style:font-size-asian="8pt" style:font-size-complex="8pt"/>
    </style:style>
    <style:style style:name="P10" style:family="paragraph">
      <style:text-properties style:use-window-font-color="true" style:font-name="Liberation Serif" fo:font-size="8pt" fo:text-shadow="none" fo:font-weight="normal" style:font-name-asian="Liberation Serif" style:font-size-asian="8pt" style:font-weight-asian="normal" style:font-size-complex="8pt"/>
    </style:style>
    <style:style style:name="P11" style:family="paragraph">
      <style:text-properties fo:font-size="20pt" style:font-size-asian="20pt" style:font-size-complex="20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14" style:family="paragraph">
      <style:paragraph-properties fo:margin-left="0cm" fo:margin-right="0cm" fo:margin-top="0.396cm" fo:margin-bottom="0cm" fo:line-height="100%" fo:text-align="start" fo:text-indent="0cm"/>
    </style:style>
    <style:style style:name="P15"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16" style:family="paragraph">
      <style:paragraph-properties fo:margin-left="0cm" fo:margin-right="0cm" fo:line-height="100%" fo:text-indent="0cm"/>
    </style:style>
    <style:style style:name="P17" style:family="paragraph">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54pt" fo:text-shadow="1pt 1pt" style:font-name-asian="全字庫正楷體1" style:font-size-asian="54pt" style:font-size-complex="54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use-window-font-color="true" style:font-name="Liberation Serif" fo:font-size="8pt" fo:text-shadow="none" fo:font-weight="normal" style:font-name-asian="Liberation Serif" style:font-size-asian="8pt" style:font-weight-asian="normal" style:font-size-complex="8pt"/>
    </style:style>
    <style:style style:name="T7" style:family="text">
      <style:text-properties fo:color="#000000" style:font-name="Liberation Serif" fo:font-size="8pt" fo:text-shadow="none" fo:font-weight="normal" style:font-name-asian="Liberation Serif" style:font-size-asian="8pt" style:font-weight-asian="normal" style:font-size-complex="8pt"/>
    </style:style>
    <style:style style:name="T8" style:family="text">
      <style:text-properties fo:font-size="20pt" style:font-size-asian="20pt" style:font-size-complex="20pt"/>
    </style:style>
    <style:style style:name="T9" style:family="text">
      <style:text-properties fo:color="#ffffff" style:font-name="全字庫正楷體1" fo:font-size="48pt" style:font-name-asian="全字庫正楷體1" style:font-size-asian="48pt" style:font-size-complex="48pt"/>
    </style:style>
    <style:style style:name="T10"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0</text:span><text:span text:style-name="T2">月</text:span><text:span text:style-name="T2">22</text:span><text:span text:style-name="T2">日</text:span></text:p>
          </draw:text-box>
        </draw:frame>
        <draw:frame presentation:style-name="pr1" draw:text-style-name="P4" draw:layer="layout" svg:width="20.3cm" svg:height="4.204cm" svg:x="3.1cm" svg:y="3.386cm" presentation:class="title" presentation:user-transformed="true">
          <draw:text-box>
            <text:p text:style-name="P3"><text:span text:style-name="T3">漢語語區本地化之路</text:span></text:p>
          </draw:text-box>
        </draw:frame>
        <draw:custom-shape draw:style-name="gr2" draw:text-style-name="P6" draw:layer="layout" svg:width="19.685cm" svg:height="0.896cm" svg:x="0.493cm" svg:y="0.595cm">
          <text:p text:style-name="P5"><text:span text:style-name="T4">Hacking Thursday</text:span><text:span text:style-name="T4">誰來晚餐</text:span></text:p>
          <draw:enhanced-geometry svg:viewBox="0 0 21600 21600" draw:type="mso-spt202" draw:enhanced-path="M 0 0 L 21600 0 21600 21600 0 21600 0 0 Z N"/>
        </draw:custom-shape>
        <draw:frame draw:style-name="gr3" draw:layer="layout" svg:width="2.327cm" svg:height="0.819cm" svg:x="22.8cm" svg:y="18cm">
          <draw:image xlink:href="Pictures/10000200000000580000001FC088875E.png" xlink:type="simple" xlink:show="embed" xlink:actuate="onLoad">
            <text:p/>
          </draw:image>
        </draw:frame>
        <presentation:notes draw:style-name="dp2">
          <office:forms form:automatic-focus="false" form:apply-design-mode="false"/>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presentation:user-transformed="true">
            <draw:text-box>
              <text:p text:style-name="P7"><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7"><text:span text:style-name="T5"/></text:p>
              <text:p text:style-name="P7"><text:span text:style-name="T5">今天很高興有這個機會來跟各位分享我參與自由軟體訊息翻譯的經驗和心得。</text:span></text:p>
              <text:p text:style-name="P7"><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7"><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4cm" svg:height="13.409cm" svg:x="1cm" svg:y="5.095cm" presentation:class="title" presentation:user-transformed="true">
          <draw:text-box>
            <text:p text:style-name="P9"><text:span text:style-name="T6">我與軟體訊息翻譯的第一次接觸，要追溯到在</text:span><text:span text:style-name="T6">DOS</text:span><text:span text:style-name="T6">上使用中文系統的時期，利用當時最熱門的工具程式</text:span><text:span text:style-name="T6">PC-Tools</text:span><text:span text:style-name="T6">中的十六進位編輯器，把軟體中的英文訊息改為</text:span><text:span text:style-name="T6">Big5</text:span><text:span text:style-name="T6">編碼的中文訊息。那時網際網路還不普及，改出來的東西衹能自己欣賞。後來靠著</text:span><text:span text:style-name="T6">BBS</text:span><text:span text:style-name="T6">的興起，才開始有了所謂本地化版本的出現與流通。但是隨之而來的電腦病毒散佈以及違反使用授權問題，使得軟體訊息本地化似乎衹能是一件少數人在昏暗的電腦桌前從事的嗜好。</text:span><text:span text:style-name="T6"><text:line-break/></text:span><text:span text:style-name="T6">直到出現了同時支援多種語言的自由軟體，終於為這份隱晦的工作帶來了一線曙光。辛苦的成果不再需要藏在自己的硬碟裡，可以大方地拿出來展示。衹要採用了合乎自由軟體精神的授權方式，也不需要耽心自己的心血是否會被商業公司霸佔。甚至能夠藉由商業行為的推廣與散佈，在既有的基礎上不斷加以改進，讓更多人能夠一齊分享。</text:span><text:span text:style-name="T6"><text:line-break/></text:span><text:span text:style-name="T6">在國外唸書時體驗過</text:span><text:span text:style-name="T6">HPUX,SUNOS,NEXT</text:span><text:span text:style-name="T6">這些</text:span><text:span text:style-name="T6">Unix</text:span><text:span text:style-name="T6">類的作業系統，才發現在</text:span><text:span text:style-name="T6">Linux</text:span><text:span text:style-name="T6">上具有管理者身分的感覺實在太棒了。當時在國外是流行</text:span><text:span text:style-name="T6">SUSE Linux</text:span><text:span text:style-name="T6">，起初衹有零星地編輯一些輸入法對照表，或是舊式的訊息翻譯檔給自己使用。還記得開始學習編譯程式的動機，就是為了要修改軟體中的英文訊息。</text:span><text:span text:style-name="T6"><text:line-break/></text:span><text:span text:style-name="T6">回國後主要使用</text:span><text:span text:style-name="T6">Fedora Linux</text:span><text:span text:style-name="T6">，曾經有一段很長的時間參加</text:span><text:span text:style-name="T6">TOSSUG</text:span><text:span text:style-name="T6">社群聚會。等到加入了</text:span><text:span text:style-name="T6">GNU Translation Project</text:span><text:span text:style-name="T6">翻譯計畫</text:span><text:span text:style-name="T6">(</text:span><text:span text:style-name="T6">簡稱</text:span><text:span text:style-name="T6">TP)</text:span><text:span text:style-name="T6">之後，才開始有系統地翻譯各類軟體訊息。後來從鄭原真</text:span><text:span text:style-name="T6">(ycheng)</text:span><text:span text:style-name="T6">手中接下了</text:span><text:span text:style-name="T6">TP zh_TW</text:span><text:span text:style-name="T6">小組協調人的工作，但是慚愧衹能在原有的基礎上勉力維持，直到最近才移交給新任的曾政嘉</text:span><text:span text:style-name="T6">(zerng07)</text:span><text:span text:style-name="T6">，相信他能夠帶來一番新氣象。</text:span><text:span text:style-name="T6"><text:line-break/></text:span><text:span text:style-name="T6">大多數的常用軟體都歸屬於某個軟體開發組織，也許是某個發行版或是某種桌面環境，它們都有各自的翻譯管理機制，通常需要先加入特定的郵遞論壇或是登錄網站，而提交翻譯檔的方式也各有不同。譬如</text:span><text:span text:style-name="T6">TP</text:span><text:span text:style-name="T6">的特色就是加入時希望你簽署棄權書，但是提交時衹要通過機器人審查即可。</text:span><text:span text:style-name="T6"><text:line-break/></text:span><text:span text:style-name="T6">建議有興趣的人，先在一般性的郵遞論壇詢問一下，像是</text:span><text:span text:style-name="T6">zh-l10n,chinese-l10n</text:span><text:span text:style-name="T6">，或是直接聯絡翻譯計畫的語言小組協調人，像是</text:span><text:span text:style-name="T6">GNOME</text:span><text:span text:style-name="T6">的廖昭雄</text:span><text:span text:style-name="T6">(pesder)</text:span><text:span text:style-name="T6">、</text:span><text:span text:style-name="T6">KDE</text:span><text:span text:style-name="T6">的翁佳驥</text:span><text:span text:style-name="T6">(franklin)</text:span><text:span text:style-name="T6">或是</text:span><text:span text:style-name="T6">MATE</text:span><text:span text:style-name="T6">的黃柏諺</text:span><text:span text:style-name="T6">(osiris)</text:span><text:span text:style-name="T6">。</text:span><text:span text:style-name="T6"><text:line-break/></text:span><text:span text:style-name="T6">另外很多小眾軟體都由程式開發者自行維護翻譯檔，而翻譯者也必須自行測試該軟體是否完整支援本地化，以及使用什麼樣的翻譯檔格式。有的是直接寄到作者信箱，有的是寄到專屬的郵遞論壇，也有可能是透過</text:span><text:span text:style-name="T6">github</text:span><text:span text:style-name="T6">來提交。</text:span><text:span text:style-name="T6"><text:line-break/></text:span><text:span text:style-name="T6">近來出現一個中立的協同翻譯網路服務</text:span><text:span text:style-name="T6">transifex</text:span><text:span text:style-name="T6">，它不隸屬於任何軟體開發組織，但提供多組織、多專案、多語言、多檔案格式、多存取方式的管理介面，獲得了許多獨立軟體的採用，甚至連某些大型軟體開發計畫都移到了</text:span><text:span text:style-name="T6">transifex</text:span><text:span text:style-name="T6">，讓它代為管理翻譯的部分。</text:span><text:span text:style-name="T6"><text:line-break/></text:span><text:span text:style-name="T6">至於參與翻譯計畫需要的知識與技能，制式的回答是必須具備英語、漢語、專業三方面的知識，技能則是必須熟悉想要翻譯的軟體，但是達到這種標準的人恐怕不會來做這件事。以我個人的觀點來說，必須要具備的衹有熱情，以及使用文書編輯器打字的技能而已。從前曾經有人呼籲，不要去翻譯不熟悉的軟體，其實根本不用理會它，儘管去做就是了。看不下去的人就請自己出來收拾善後吧。</text:span><text:span text:style-name="T6"><text:line-break/></text:span><text:span text:style-name="T6">在商用的作業系統中，廠商是用「多國語言支援」來描述可以讓不同語言、不同地區的使用者都能方便地依照本地的習慣來操作系統的功能。而在自由軟體中，根據任務性質的不同，我們將它區分為著重於系統架構與軟體相容的國際化工作</text:span><text:span text:style-name="T6">(</text:span><text:span text:style-name="T6">英文是</text:span><text:span text:style-name="T6">internationalization</text:span><text:span text:style-name="T6">簡稱</text:span><text:span text:style-name="T6">i18n)</text:span><text:span text:style-name="T6">，以及著重於軟體訊息翻譯的本地化工作</text:span><text:span text:style-name="T6">(</text:span><text:span text:style-name="T6">英文是</text:span><text:span text:style-name="T6">localization</text:span><text:span text:style-name="T6">簡稱</text:span><text:span text:style-name="T6">L10n)</text:span><text:span text:style-name="T6">。</text:span><text:span text:style-name="T6"><text:line-break/></text:span><text:span text:style-name="T7">自由軟體作業系統的多國語言支援是基於</text:span><text:span text:style-name="T7">GLIBC</text:span><text:span text:style-name="T7">中的「語區</text:span><text:span text:style-name="T7">(locale)</text:span><text:span text:style-name="T7">」概念，如同等一下將會提到的，「語系」是一種語言分類的層級，不適合再拿來使用。 而</text:span><text:span text:style-name="T7">locale</text:span><text:span text:style-name="T7">主要是由語言與地區的設定所組成，因此我偏好使用「語區」這個譯詞。</text:span><text:span text:style-name="T7"><text:line-break/></text:span><text:span text:style-name="T7">目前最廣為使用的本地化方案則是透過</text:span><text:span text:style-name="T7">gettext</text:span><text:span text:style-name="T7">函式庫。原始程式碼衹需依照程式語言介面呼叫這個函式庫，並使用特定指令將訊息包裝起來。利用隨附的工具產生訊息範本檔之後，各語區的翻譯者衹要依照範本格式與內容，翻譯出對應的訊息檔，再提交給原作者就好。而使用者衹需稍微了解相關工具程式的用法，以及放置檔案的適當目錄，就可以自行加入翻譯訊息檔，而不需要去修改或重新編譯原始程式。</text:span><text:span text:style-name="T7"><text:line-break/></text:span><text:span text:style-name="T7">雖然必須先完成基礎的國際化工作之後，才能開始本地化工作，但是同時也必須依賴本地化工作來吸引更多不同語言、地區的使用者，才有機會提出更多需求以刺激國際化工作的完善。這樣的相互影響，在我的參與經驗中也得到了驗證。在翻譯的過程中，我發覺到用來指稱我們目前所用語言的「繁體中文」，並不是一個適當的代表名詞，衹是一個從當年倚天中文系統所遺留下來的習慣稱呼。</text:span><text:span text:style-name="T7"><text:line-break/></text:span><text:span text:style-name="T7">首先，「某某文」通常指的是以符號將「某某語」表現出來的形式，它衹能代表一種符號化的結果，而不足以代表語言本身。再者，「中文」並不是一個嚴謹的學術名詞，而是有點像是「美語」</text:span><text:span text:style-name="T7">(</text:span><text:span text:style-name="T7">或是誇張一點的類比：美文</text:span><text:span text:style-name="T7">)</text:span><text:span text:style-name="T7">這樣的說法，其中攙雜了政治區域的因素，衹適合在日常口語中使用。</text:span><text:span text:style-name="T7"><text:line-break/></text:span><text:span text:style-name="T7">當我們檢視所用語言的分類時，會發現它是屬於漢藏語系、漢語族的一員。以往漢語被認為是單一語言，因此早期在制訂</text:span><text:span text:style-name="T7">iso639</text:span><text:span text:style-name="T7">語言代碼標準時也採用了這個觀點，而將漢語編為單一的代碼，並使用了不適當的</text:span><text:span text:style-name="T7">zh(</text:span><text:span text:style-name="T7">表示中文</text:span><text:span text:style-name="T7">)</text:span><text:span text:style-name="T7">來做為語言縮寫。</text:span><text:span text:style-name="T7"><text:line-break/></text:span><text:span text:style-name="T7">繁體</text:span><text:span text:style-name="T7">/</text:span><text:span text:style-name="T7">簡體的稱呼也不是一個適當的分類方式，首先「體」這個概念是由書法而來，現代則衍生為描述一種字形外觀的設計，和漢字本身筆畫的多寡與結構並無太大關係。而使用繁</text:span><text:span text:style-name="T7">/</text:span><text:span text:style-name="T7">簡來形容兩者之間的差異也過於粗淺，無法確切地顯示出兩者的不同。至於「正體」則是更糟的說法，不僅帶有過多的主觀意識，而且如果真的以客觀的使用者人數來比較，反而會得到不同的結論。</text:span><text:span text:style-name="T7"><text:line-break/></text:span><text:span text:style-name="T7">英文是以</text:span><text:span text:style-name="T7">traditional chinese</text:span><text:span text:style-name="T7">與</text:span><text:span text:style-name="T7">simplified chinese</text:span><text:span text:style-name="T7">來區分，我們當然不必全盤接受外文的說法，但是有時參考局外人的觀點反而能更清楚地表達自已熟悉的概念。因此我目前偏好「傳統字漢語」與「簡化字漢語」而非單純地直譯為「傳統漢語」與「簡化漢語」。</text:span><text:span text:style-name="T7"><text:line-break/></text:span><text:span text:style-name="T7">至於本地化工作未來的發展，在基礎的部分需要重新檢視漢語語區的設定，因為在以往資訊流通速度緩慢的時代，方言還能靠著地理上的分隔，在特定族群之中被保存下來。但是隨著網路世界的興起，少數主要語言在新環境中迅速取得了極大的優勢，而多數次要語言在網路世界中則完全被忽視。對於漢語中次要的方言來說，即使以其中之一為母語的使用者人數，都超過世界上大多數其他語言，卻同樣面臨著數位滅絕的危險，而自由軟體也許是延續它們存在的惟一機會。</text:span><text:span text:style-name="T7"><text:line-break/></text:span><text:span text:style-name="T7">在翻譯的工具方面，更好的機器翻譯，一直是許多關心翻譯進度的人所尋求的解決方案。它的目的並不在於完全取代翻譯者，而是希望能夠扮演前置處理的角色。藉由與字典檔案的比對，儘量減輕翻譯者必須熟記所有字彙的壓力，轉而將注意力集中於文法的正確與敘述的通順，同時加快翻譯的速度並維持用詞的一致。</text:span><text:span text:style-name="T7"><text:line-break/></text:span><text:span text:style-name="T7">當然最重要還是需要有人參與，我們無法要求每位軟體作者都是自然語言的天才，能夠提供軟體的所有語言版本。因此對於以非英語為母語的電腦使用者而言，這也是一件無法假手他人的任務。如果看得懂英文介面的我們不去做這件事，那麼還有誰可以幫助看不懂英文介面的本地語言使用者呢？</text:span></text:p>
          </draw:text-box>
        </draw:frame>
        <draw:frame presentation:style-name="pr4" draw:layer="layout" svg:width="23.8cm" svg:height="1.677cm" svg:x="1cm" svg:y="1.459cm" presentation:class="title" presentation:user-transformed="true">
          <draw:text-box>
            <text:p>無投影片講稿</text:p>
          </draw:text-box>
        </draw:frame>
        <presentation:notes draw:style-name="dp2">
          <draw:page-thumbnail draw:style-name="gr4" draw:layer="layout" svg:width="12.696cm" svg:height="9.522cm" svg:x="3.175cm" svg:y="1.904cm" draw:page-number="2" presentation:class="page"/>
          <draw:frame presentation:style-name="pr5" draw:text-style-name="P11" draw:layer="layout" svg:width="15.236cm" svg:height="11.427cm" svg:x="1.905cm" svg:y="12.065cm" presentation:class="notes" presentation:user-transformed="true">
            <draw:text-box>
              <text:p><text:span text:style-name="T8">至於也曾經用過</text:span><text:span text:style-name="T8">PC-Tools</text:span><text:span text:style-name="T8">的人，我就不請各位舉手了，以免洩露了年紀。</text:span></text:p>
              <text:p><text:span text:style-name="T8"/></text:p>
              <text:p><text:span text:style-name="T8">也許那個出來收拾善後的人就是我。</text:span></text:p>
              <text:p><text:span text:style-name="T8"/></text:p>
              <text:p><text:span text:style-name="T8">雖然想過大規模批次修改翻譯用詞，不過終究還是顧慮太多。</text:span></text:p>
              <text:p><text:span text:style-name="T8"/></text:p>
              <text:p><text:span text:style-name="T8">有一些軟體還在抗拒使用</text:span><text:span text:style-name="T8">gettext</text:span><text:span text:style-name="T8">，像是</text:span><text:span text:style-name="T8">Qt, Java, LibreOffice, Mozilla</text:span><text:span text:style-name="T8">，都是出於儘量想要跨平臺的原因。</text:span></text:p>
            </draw:text-box>
          </draw:frame>
        </presentation:notes>
      </draw:page>
      <draw:page draw:name="page3" draw:style-name="dp1" draw:master-page-name="資訊未來大自由_5f_封底" presentation:presentation-page-layout-name="AL1T0" presentation:use-date-time-name="dtd1">
        <office:forms form:automatic-focus="false" form:apply-design-mode="false"/>
        <draw:frame presentation:style-name="pr6" draw:text-style-name="P13" draw:layer="layout" svg:width="10.508cm" svg:height="5.342cm" svg:x="5.292cm" svg:y="3.506cm" presentation:class="title" presentation:user-transformed="true">
          <draw:text-box>
            <text:p text:style-name="P12"><text:span text:style-name="T9">謝謝各位</text:span><text:span text:style-name="T9"><text:line-break/></text:span><text:span text:style-name="T9"><text:line-break/></text:span><text:span text:style-name="T9">敬請指教</text:span></text:p>
          </draw:text-box>
        </draw:frame>
        <draw:custom-shape draw:style-name="gr2" draw:text-style-name="P15" draw:layer="layout" svg:width="11.5cm" svg:height="0.896cm" svg:x="14cm" svg:y="18cm">
          <text:p text:style-name="P14"><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3" presentation:class="page"/>
          <draw:frame presentation:style-name="pr7" draw:text-style-name="P17" draw:layer="layout" svg:width="15.239cm" svg:height="11.43cm" svg:x="1.905cm" svg:y="12.065cm" presentation:class="notes" presentation:user-transformed="true">
            <draw:text-box>
              <text:p text:style-name="P16"><text:span text:style-name="T10">以上是我今天的心得分享，謝謝各位。</text:span></text:p>
              <text:p text:style-name="P16"><text:span text:style-name="T5"/></text:p>
              <text:p text:style-name="P16"><text:span text:style-name="T5">如果有任何的建議或問題，歡迎提出來共同討論。</text:span></text:p>
              <text:p text:style-name="P16"><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UMing TW2" svg:font-family="'AR PL UMing TW'"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宋體2" svg:font-family="全字庫正宋體" style:font-adornments="標準"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AR PL UMing TW" svg:font-family="'AR PL UMing TW'" style:font-family-generic="system" style:font-pitch="variable"/>
    <style:font-face style:name="Lohit Devanagari2" svg:font-family="'Lohit Devanagari'"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indent="0cm" style:line-break="strict" style:writing-mode="lr-tb"/>
      <style:text-properties fo:font-size="14pt" style:font-size-asian="14pt" style:font-size-complex="14pt"/>
    </style:style>
    <style:style style:name="MP13"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14" style:family="paragraph">
      <style:paragraph-properties fo:margin-left="1.2cm" fo:margin-right="0cm" fo:text-indent="-0.9cm"/>
    </style:style>
    <style:style style:name="MP1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office:forms form:automatic-focus="false" form:apply-design-mode="false"/>
      <draw:custom-shape draw:style-name="Mgr3" draw:text-style-name="MP5" draw:layer="backgroundobjects" svg:width="25.391cm" svg:height="3.999cm" svg:x="0.009cm" svg:y="0.001cm">
        <text:p text:style-name="MP1"/>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9"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5" draw:layer="backgroundobjects" svg:width="25.4cm" svg:height="0.154cm" svg:x="0cm" svg:y="0.269cm">
        <text:p text:style-name="MP1"/>
        <draw:enhanced-geometry svg:viewBox="0 0 21600 21600" draw:type="rectangle" draw:enhanced-path="M 0 0 L 21600 0 21600 21600 0 21600 0 0 Z N"/>
      </draw:custom-shape>
      <draw:custom-shape draw:style-name="Mgr5" draw:text-style-name="MP5" draw:layer="backgroundobjects" svg:width="0.005cm" svg:height="2.081cm" svg:x="0.619cm" svg:y="0.847cm">
        <text:p text:style-name="MP1"/>
        <draw:enhanced-geometry svg:viewBox="0 0 1 464" draw:type="non-primitive" draw:enhanced-path="M 0 464 L 1 0 N"/>
      </draw:custom-shape>
      <draw:frame draw:style-name="Mgr6" draw:text-style-name="MP10" draw:layer="backgroundobjects" svg:width="3.809cm" svg:height="2.063cm" svg:x="21cm" svg:y="16.5cm">
        <draw:image xlink:href="Pictures/10000000000000900000004E4ACA9ED4.png" xlink:type="simple" xlink:show="embed" xlink:actuate="onLoad">
          <text:p/>
        </draw:image>
      </draw:frame>
      <draw:rect presentation:style-name="Mpr3" draw:text-style-name="MP10" draw:layer="backgroundobjects" svg:width="5cm" svg:height="3.05cm" svg:x="20.5cm" svg:y="16cm">
        <text:p/>
      </draw:rect>
      <draw:frame draw:style-name="Mgr6" draw:text-style-name="MP10" draw:layer="backgroundobjects" svg:width="13.038cm" svg:height="3.837cm" svg:x="12.362cm" svg:y="0.211cm">
        <draw:image xlink:href="Pictures/10000201000001CE0000008869BF975A.png" xlink:type="simple" xlink:show="embed" xlink:actuate="onLoad">
          <text:p/>
        </draw:image>
      </draw:frame>
      <draw:frame draw:style-name="Mgr6" draw:text-style-name="MP10" draw:layer="backgroundobjects" svg:width="1.736cm" svg:height="0.715cm" svg:x="21.9cm" svg:y="1.6cm">
        <draw:image xlink:href="Pictures/1000020100000061000000280E4CFF07.png" xlink:type="simple" xlink:show="embed" xlink:actuate="onLoad">
          <text:p/>
        </draw:image>
      </draw:frame>
      <draw:frame draw:style-name="Mgr6" draw:text-style-name="MP10" draw:layer="backgroundobjects" svg:width="1.5cm" svg:height="0.618cm" svg:x="23.2cm" svg:y="2.7cm">
        <draw:image xlink:href="Pictures/1000020100000061000000280E4CFF07.png" xlink:type="simple" xlink:show="embed" xlink:actuate="onLoad">
          <text:p/>
        </draw:image>
      </draw:frame>
      <draw:frame presentation:style-name="Mpr4" draw:text-style-name="MP11" draw:layer="backgroundobjects" svg:width="23.8cm" svg:height="1.677cm" svg:x="1cm" svg:y="1.458cm" presentation:class="title">
        <draw:text-box>
          <text:p text:style-name="MP1">請按一下鼠標，編輯標題文的格式。</text:p>
        </draw:text-box>
      </draw:frame>
      <draw:custom-shape draw:style-name="Mgr7" draw:text-style-name="MP5" draw:layer="backgroundobjects" svg:width="25.391cm" svg:height="0.5cm" svg:x="0.009cm" svg:y="4cm">
        <text:p text:style-name="MP1"/>
        <draw:enhanced-geometry svg:viewBox="0 0 21600 21600" draw:type="rectangle" draw:enhanced-path="M 0 0 L 21600 0 21600 21600 0 21600 0 0 Z N"/>
      </draw:custom-shape>
      <draw:frame draw:style-name="Mgr6" draw:text-style-name="MP10"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2" draw:layer="backgroundobjects" svg:width="8.251cm" svg:height="1.267cm" svg:x="-0.001cm" svg:y="0cm" presentation:class="header">
          <draw:text-box>
            <text:p text:style-name="MP12"><text:span text:style-name="MT6"><presentation:header/></text:span></text:p>
          </draw:text-box>
        </draw:frame>
        <draw:frame presentation:style-name="Mpr6" draw:text-style-name="MP13" draw:layer="backgroundobjects" svg:width="8.25cm" svg:height="1.267cm" svg:x="10.791cm" svg:y="0cm" presentation:class="date-time">
          <draw:text-box>
            <text:p text:style-name="MP13"><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2" draw:layer="backgroundobjects" svg:width="8.251cm" svg:height="1.266cm" svg:x="-0.001cm" svg:y="24.124cm" presentation:class="footer">
          <draw:text-box>
            <text:p text:style-name="MP12"><text:span text:style-name="MT6"><presentation:footer/></text:span></text:p>
          </draw:text-box>
        </draw:frame>
        <draw:frame presentation:style-name="Mpr8" draw:text-style-name="MP13" draw:layer="backgroundobjects" svg:width="8.25cm" svg:height="1.266cm" svg:x="10.791cm" svg:y="24.124cm" presentation:class="page-number">
          <draw:text-box>
            <text:p text:style-name="MP13"><text:span text:style-name="MT6"><text:page-number>&lt;編號&gt;</text:page-number></text:span></text:p>
          </draw:text-box>
        </draw:frame>
      </presentation:notes>
    </style:master-page>
    <style:master-page style:name="資訊未來大自由_5f_封底" style:display-name="資訊未來大自由_封底" style:page-layout-name="PM1" draw:style-name="Mdp2">
      <office:forms form:automatic-focus="false" form:apply-design-mode="false"/>
      <draw:rect presentation:style-name="Mpr9" draw:layer="backgroundobjects" svg:width="25.4cm" svg:height="8cm" svg:x="0cm" svg:y="0cm">
        <text:p/>
      </draw:rect>
      <draw:frame presentation:style-name="Mpr10" draw:text-style-name="MP1" draw:layer="backgroundobjects" svg:width="22.859cm" svg:height="3.18cm" svg:x="1.27cm" svg:y="0.76cm" presentation:class="title">
        <draw:text-box>
          <text:p text:style-name="MP1">請按一下鼠標，編輯標題文的格式。</text:p>
        </draw:text-box>
      </draw:frame>
      <draw:frame presentation:style-name="Mpr11" draw:text-style-name="MP16" draw:layer="backgroundobjects" svg:width="22.859cm" svg:height="12.572cm" svg:x="1.27cm" svg:y="4.457cm" presentation:class="outline">
        <draw:text-box>
          <text:list text:style-name="ML7">
            <text:list-item>
              <text:p text:style-name="MP14">請按鼠標，編輯大綱文字格式。</text:p>
              <text:list>
                <text:list-item>
                  <text:p text:style-name="MP15"><text:span text:style-name="MT7">第二個大綱級</text:span></text:p>
                  <text:list>
                    <text:list-item>
                      <text:p text:style-name="MP15"><text:span text:style-name="MT7">第三個大綱級</text:span></text:p>
                      <text:list>
                        <text:list-item>
                          <text:p text:style-name="MP15"><text:span text:style-name="MT7">第四個大綱級</text:span></text:p>
                          <text:list>
                            <text:list-item>
                              <text:p text:style-name="MP15"><text:span text:style-name="MT7">第五個大綱級</text:span></text:p>
                              <text:list>
                                <text:list-item>
                                  <text:p text:style-name="MP15"><text:span text:style-name="MT7">第六個大綱級</text:span></text:p>
                                  <text:list>
                                    <text:list-item>
                                      <text:p text:style-name="MP15"><text:span text:style-name="MT7">第七個大綱級</text:span></text:p>
                                      <text:list>
                                        <text:list-item>
                                          <text:p text:style-name="MP15"><text:span text:style-name="MT7">第八個大綱級</text:span></text:p>
                                          <text:list>
                                            <text:list-item>
                                              <text:p text:style-name="MP15"><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text:span text:style-name="MT1"><presentation:date-time/></text:span></text:p>
        </draw:text-box>
      </draw:frame>
      <draw:frame presentation:style-name="Mpr12" draw:text-style-name="MP17" draw:layer="backgroundobjects" svg:width="8.05cm" svg:height="1.313cm" svg:x="8.686cm" svg:y="17.354cm" presentation:class="footer">
        <draw:text-box>
          <text:p text:style-name="MP1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4"><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text:span text:style-name="MT1"><presentation:header/></text:span></text:p>
          </draw:text-box>
        </draw:frame>
        <draw:frame presentation:style-name="Mpr13" draw:text-style-name="MP4" draw:layer="backgroundobjects" svg:width="8.266cm" svg:height="1.269cm" svg:x="10.783cm" svg:y="0cm" presentation:class="date-time">
          <draw:text-box>
            <text:p text:style-name="MP4"><text:span text:style-name="MT1"><presentation:date-time/></text:span></text:p>
          </draw:text-box>
        </draw:frame>
        <draw:frame presentation:style-name="Mpr14" draw:text-style-name="MP2" draw:layer="backgroundobjects" svg:width="8.266cm" svg:height="1.269cm" svg:x="0cm" svg:y="24.13cm" presentation:class="footer">
          <draw:text-box>
            <text:p text:style-name="MP2"><text:span text:style-name="MT1"><presentation:footer/></text:span></text:p>
          </draw:text-box>
        </draw:frame>
        <draw:frame presentation:style-name="Mpr14" draw:text-style-name="MP4" draw:layer="backgroundobjects" svg:width="8.266cm" svg:height="1.269cm" svg:x="10.783cm" svg:y="24.13cm" presentation:class="page-number">
          <draw:text-box>
            <text:p text:style-name="MP4"><text:span text:style-name="MT1"><text:page-number>&lt;編號&gt;</text:page-number></text:span></text:p>
          </draw:text-box>
        </draw:frame>
      </presentation:notes>
    </style:master-page>
    <style:master-page style:name="資訊未來大自由_5f_封面" style:display-name="資訊未來大自由_封面" style:page-layout-name="PM1" draw:style-name="Mdp1">
      <office:forms form:automatic-focus="false" form:apply-design-mode="false"/>
      <draw:rect presentation:style-name="Mpr15" draw:layer="backgroundobjects" svg:width="25.4cm" svg:height="6.5cm" svg:x="0cm" svg:y="9cm">
        <text:p/>
      </draw:rect>
      <draw:rect presentation:style-name="Mpr16" draw:layer="backgroundobjects" svg:width="25.4cm" svg:height="9cm" svg:x="0cm" svg:y="0cm">
        <text:p/>
      </draw:rect>
      <draw:frame presentation:style-name="Mpr17" draw:text-style-name="MP11"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0" draw:layer="backgroundobjects" svg:width="25.4cm" svg:height="13.05cm" svg:x="0cm" svg:y="6cm">
        <draw:image xlink:href="Pictures/100002010000032000000198B127F89D.png" xlink:type="simple" xlink:show="embed" xlink:actuate="onLoad">
          <text:p/>
        </draw:image>
      </draw:frame>
      <draw:frame draw:style-name="Mgr6" draw:text-style-name="MP10" draw:layer="backgroundobjects" svg:width="2.736cm" svg:height="1.127cm" svg:x="15.5cm" svg:y="9.5cm">
        <draw:image xlink:href="Pictures/1000020100000061000000280E4CFF07.png" xlink:type="simple" xlink:show="embed" xlink:actuate="onLoad">
          <text:p/>
        </draw:image>
      </draw:frame>
      <draw:frame draw:style-name="Mgr6" draw:text-style-name="MP10" draw:layer="backgroundobjects" svg:width="2cm" svg:height="0.824cm" svg:x="20cm" svg:y="11.676cm">
        <draw:image xlink:href="Pictures/1000020100000061000000280E4CFF07.png" xlink:type="simple" xlink:show="embed" xlink:actuate="onLoad">
          <text:p/>
        </draw:image>
      </draw:frame>
      <draw:frame draw:style-name="Mgr6" draw:text-style-name="MP10"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2" draw:layer="backgroundobjects" svg:width="8.251cm" svg:height="1.267cm" svg:x="-0.001cm" svg:y="0cm" presentation:class="header" presentation:user-transformed="true">
          <draw:text-box>
            <text:p text:style-name="MP12"><text:span text:style-name="MT6"><presentation:header/></text:span></text:p>
          </draw:text-box>
        </draw:frame>
        <draw:frame presentation:style-name="Mpr20" draw:text-style-name="MP13" draw:layer="backgroundobjects" svg:width="8.25cm" svg:height="1.267cm" svg:x="10.791cm" svg:y="0cm" presentation:class="date-time" presentation:user-transformed="true">
          <draw:text-box>
            <text:p text:style-name="MP13"><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2" draw:layer="backgroundobjects" svg:width="8.251cm" svg:height="1.266cm" svg:x="-0.001cm" svg:y="24.124cm" presentation:class="footer" presentation:user-transformed="true">
          <draw:text-box>
            <text:p text:style-name="MP12"><text:span text:style-name="MT6"><presentation:footer/></text:span></text:p>
          </draw:text-box>
        </draw:frame>
        <draw:frame presentation:style-name="Mpr22" draw:text-style-name="MP13" draw:layer="backgroundobjects" svg:width="8.25cm" svg:height="1.266cm" svg:x="10.791cm" svg:y="24.124cm" presentation:class="page-number" presentation:user-transformed="true">
          <draw:text-box>
            <text:p text:style-name="MP13"><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 LibreOffice_project/430$Build-2</meta:generator>
    <meta:creation-date>2014-02-17T14:06:43.699510764</meta:creation-date>
    <dc:language>en-US</dc:language>
    <meta:editing-cycles>189</meta:editing-cycles>
    <meta:editing-duration>PT19H29M12S</meta:editing-duration>
    <meta:initial-creator>root </meta:initial-creator>
    <dc:date>2016-06-07T09:34:13.336075114</dc:date>
    <meta:document-statistic meta:object-count="73"/>
    <meta:user-defined meta:name="Info 1"/>
    <meta:user-defined meta:name="Info 2"/>
    <meta:user-defined meta:name="Info 3"/>
    <meta:user-defined meta:name="Info 4"/>
  </office:meta>
</office:document-meta>
</file>